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</office:font-face-decls>
  <office:automatic-styles>
    <style:style style:name="P1" style:parent-style-name="Titre" style:master-page-name="MP0" style:family="paragraph">
      <style:paragraph-properties fo:break-before="page" fo:text-align="center"/>
      <style:text-properties style:font-name="Times New Roman" style:font-name-complex="Times New Roman" fo:font-size="36pt" style:font-size-asian="36pt" style:font-size-complex="36pt"/>
    </style:style>
    <style:style style:name="P2" style:parent-style-name="Normal" style:family="paragraph">
      <style:text-properties style:font-name="Times New Roman" style:font-name-complex="Times New Roman"/>
    </style:style>
    <style:style style:name="P3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4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5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6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7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8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9" style:parent-style-name="Normal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12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13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15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</office:automatic-styles>
  <office:body>
    <office:text text:use-soft-page-breaks="true">
      <text:p text:style-name="P1">Présentation de<text:s/>moi-même</text:p>
      <text:p text:style-name="Normal"/>
      <text:p text:style-name="P2"/>
      <text:p text:style-name="P3">Bonjour je m'appelle Raphaël, je n'ai pas mon CESS, jusqu'à présent j'ai vécu de travail alimentaire,<text:s/></text:p>
      <text:p text:style-name="P4"/>
      <text:p text:style-name="P5">J’ai toujours été intéressé/passionné par l'informatique,<text:s/>d'abord le<text:s/>hardware et ensuite progressivement la programmation comprendre comment sont faits<text:s/>les applications/sites<text:s/>que j'utilise tous les jours.</text:p>
      <text:p text:style-name="P6"/>
      <text:p text:style-name="P7">Donc en parallèle à mes boulots en intérim j'ai un peu bidouillé, fait quelques<text:s/>tutos<text:s/>et<text:s/>cours en ligne, mais sans de réelles<text:s/>bonnes<text:s/>bases, mais toujours avec un grand plaisir ;<text:s/>c'est d'ailleurs ce qui m’a poussé à me dire<text:s/>« plutôt que de me perfectionner dans des jobs qui en soi ne m'intéressent<text:s/>pas réellement »<text:s/>pourquoi ne pas faire de quelque chose qui me passionne,<text:s/>mon<text:s/>métier ?</text:p>
      <text:p text:style-name="P8"/>
      <text:p text:style-name="P9">Et c'est ce qui m’a poussé<text:s/>à vouloir comprendre des choses qui me passionnent<text:s/>et<text:s/>à vouloir devenir Web développeur et<text:s/>acquérir<text:s/>assez<text:s/>de<text:s/>compétences<text:s/>pour en faire mon métier<text:s/>et pouvoir y évoluer.</text:p>
      <text:p text:style-name="Normal"/>
      <text:p text:style-name="P10">FIN</text:p>
      <text:p text:style-name="P11"/>
      <text:p text:style-name="P12"/>
      <text:p text:style-name="P13"/>
      <text:p text:style-name="P14"/>
      <text:p text:style-name="P15"/>
      <text:soft-page-break/>
      <text:p text:style-name="Titre">Interview du<text:s/>web dev<text:s/>question<text:s/></text:p>
      <text:p text:style-name="Normal"/>
      <text:p text:style-name="Normal">Quelle sont tes études</text:p>
      <text:p text:style-name="Normal">Qu’est ce qui t’a amené à devenir développeur</text:p>
      <text:p text:style-name="Normal">Comment à tu trouver ton travail<text:s/></text:p>
      <text:p text:style-name="Normal">Qu’est ce qui a fait que tu as été pris et pas quelqu’un d’autre ?</text:p>
      <text:p text:style-name="Normal">Quel salaire peu espré un junior dev en premier emploi ?</text:p>
      <text:p text:style-name="Normal">Le materiel t’a-t-il été fourni ? et est il obligatoire ?</text:p>
      <text:p text:style-name="Normal">Y a-t-il du teletravail ?</text:p>
      <text:p text:style-name="Normal">De quel façon aprehende tu l’ia ? en a tu peur ? est elle utilisée interdite ou souhaitée ?</text:p>
      <text:p text:style-name="Normal">Quel sont les langue parler au travail ?</text:p>
      <text:p text:style-name="Normal">Quelle sont les horaire ?</text:p>
      <text:p text:style-name="Normal">Est tu satisfais de ton travail ?<text:s/></text:p>
      <text:p text:style-name="Normal">comm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aphaël Debot</meta:initial-creator>
    <dc:creator>Raphaël Debot</dc:creator>
    <meta:creation-date>2026-01-16T14:56:00Z</meta:creation-date>
    <dc:date>2026-01-16T14:56:00Z</dc:date>
    <meta:template xlink:href="Normal.dotm" xlink:type="simple"/>
    <meta:editing-cycles>2</meta:editing-cycles>
    <meta:editing-duration>PT60S</meta:editing-duration>
    <meta:document-statistic meta:page-count="2" meta:paragraph-count="2" meta:word-count="226" meta:character-count="1471" meta:row-count="10" meta:non-whitespace-character-count="1247"/>
  </office:meta>
</office:document-meta>
</file>